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8cm" fo:min-width="11.946cm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2.998cm" fo:min-width="11.888cm" fo:padding-top="0.025cm" fo:padding-bottom="0.025cm" fo:padding-left="0.025cm" fo:padding-right="0.025cm"/>
    </style:style>
    <style:style style:name="gr4" style:family="graphic" style:parent-style-name="AuthN">
      <style:graphic-properties svg:stroke-width="0.051cm" draw:marker-start-width="0.355cm" draw:marker-end-width="0.355cm" draw:textarea-horizontal-align="justify" draw:textarea-vertical-align="middle" draw:auto-grow-height="false" fo:min-height="1.944cm" fo:min-width="11.38cm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06cm" fo:padding-top="0.025cm" fo:padding-bottom="0.025cm" fo:padding-left="0.025cm" fo:padding-right="0.025cm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text-properties style:font-name="Liberation Sans1"/>
    </style:style>
    <style:style style:name="P3" style:family="paragraph">
      <loext:graphic-properties draw:fill="none"/>
      <style:text-properties style:font-name="Liberation Sans1"/>
    </style:style>
    <style:style style:name="P4" style:family="paragraph">
      <style:paragraph-properties fo:text-align="center"/>
      <style:text-properties style:font-name="Liberation Sans1" style:font-weight-asian="bold" style:font-weight-complex="bold"/>
    </style:style>
    <style:style style:name="T1" style:family="text">
      <style:text-properties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letter-kerning="true" fo:background-color="#ffffff" style:font-name-asian="Droid Sans Fallback" style:font-size-asian="18pt" style:font-weight-asian="bold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4.318cm" svg:x="1.086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2cm" svg:height="1.016cm" svg:x="3.644cm" svg:y="2.397cm">
          <draw:text-box>
            <text:p text:style-name="P2"><text:span text:style-name="T1">SecurityContextHolder</text:span></text:p>
          </draw:text-box>
        </draw:frame>
        <draw:custom-shape draw:style-name="gr3" draw:text-style-name="P1" draw:layer="layout" svg:width="11.938cm" svg:height="3.048cm" svg:x="1.34cm" svg:y="3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43cm" svg:height="1.994cm" svg:x="1.602cm" svg:y="4.2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008cm" svg:height="0.962cm" svg:x="4.804cm" svg:y="4.295cm">
          <draw:text-box>
            <text:p text:style-name="P2"><text:span text:style-name="T1">Authentication</text:span></text:p>
          </draw:text-box>
        </draw:frame>
        <draw:custom-shape draw:style-name="gr6" draw:text-style-name="P4" draw:layer="layout" svg:width="3.556cm" svg:height="0.889cm" svg:x="1.748cm" svg:y="5.191cm">
          <text:p text:style-name="P1"><text:span text:style-name="T2">Principa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0.889cm" svg:x="5.547cm" svg:y="5.191cm">
          <text:p text:style-name="P1"><text:span text:style-name="T2">Credentia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0.889cm" svg:x="9.355cm" svg:y="5.191cm">
          <text:p text:style-name="P1"><text:span text:style-name="T2">Authoriti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669cm" svg:height="1.016cm" svg:x="4.488cm" svg:y="3.213cm">
          <draw:text-box>
            <text:p text:style-name="P2"><text:span text:style-name="T3">Security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2:07:41.029015339</meta:creation-date>
    <meta:editing-duration>PT1H11M34S</meta:editing-duration>
    <meta:editing-cycles>3</meta:editing-cycles>
    <meta:generator>LibreOffice/6.0.7.3$Linux_X86_64 LibreOffice_project/00m0$Build-3</meta:generator>
    <dc:date>2020-03-03T14:14:05.390464990</dc:date>
    <meta:document-statistic meta:object-count="9"/>
    <meta:template xlink:type="simple" xlink:actuate="onRequest" xlink:title="palette" xlink:href="../../../../../../../../../../../../../Templates/Spring/palette.otg" meta:date="2020-02-26T22:07:40.684510409"/>
  </office:meta>
</office:document-meta>
</file>